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4794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fill="solid" draw:fill-color="#00cccc" draw:textarea-horizontal-align="center" draw:textarea-vertical-align="middle"/>
    </style:style>
    <style:style style:name="gr10" style:family="graphic" style:parent-style-name="standard">
      <style:graphic-properties svg:stroke-color="#ffff00" draw:marker-start="Arrow" draw:marker-start-width="0.3cm" draw:marker-end="Arrow" draw:marker-end-width="0.3cm" draw:fill="solid" draw:fill-color="#00cccc" draw:textarea-horizontal-align="center" draw:textarea-vertical-align="middle"/>
    </style:style>
    <style:style style:name="gr11" style:family="graphic" style:parent-style-name="standard">
      <style:graphic-properties svg:stroke-color="#000000" draw:fill="solid" draw:fill-color="#e6e64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svg:x="7.35cm" svg:y="1.635cm">
          <text:p text:style-name="P1">Client View</text:p>
          <text:p text:style-name="P1"><text:span text:style-name="T1">User, client, file/media, admin vie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97cm" svg:y1="9.795cm" svg:x2="14.97cm" svg:y2="12.97cm">
          <text:p/>
        </draw:line>
        <draw:custom-shape draw:style-name="gr3" draw:text-style-name="P1" draw:layer="layout" svg:width="10.065cm" svg:height="3.81cm" svg:x="6.08cm" svg:y="17.415cm">
          <text:p text:style-name="P1">Abstraction Tier</text:p>
          <text:p text:style-name="P1"><text:span text:style-name="T1"/></text:p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065cm" svg:height="3.175cm" svg:x="6.08cm" svg:y="23.13cm">
          <text:p text:style-name="P1">Content Tier</text:p>
          <text:p text:style-name="P1"/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.175cm" svg:height="1.27cm" svg:x="11.795cm" svg:y="24.4cm">
          <text:p text:style-name="P1">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10.065cm" svg:height="8.255cm" svg:x="6.08cm" svg:y="7.255cm">
          <text:p text:style-name="P1">Controller Ti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81cm" svg:height="1.905cm" svg:x="6.715cm" svg:y="8.525cm">
          <text:p text:style-name="P1">Dispatch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81cm" svg:height="1.905cm" svg:x="11.795cm" svg:y="8.525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81cm" svg:height="1.905cm" svg:x="6.715cm" svg:y="12.335cm">
          <text:p text:style-name="P1">UA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draw:layer="layout" svg:width="3.81cm" svg:height="1.905cm" svg:x="11.795cm" svg:y="12.335cm">
          <text:p text:style-name="P1">Logic ti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0.525cm" svg:y1="9.16cm" svg:x2="11.795cm" svg:y2="9.16cm">
          <text:p/>
        </draw:line>
        <draw:line draw:style-name="gr9" draw:text-style-name="P1" draw:layer="layout" svg:x1="8.62cm" svg:y1="10.43cm" svg:x2="8.62cm" svg:y2="12.335cm">
          <text:p/>
        </draw:line>
        <draw:line draw:style-name="gr10" draw:text-style-name="P1" draw:layer="layout" svg:x1="10.525cm" svg:y1="12.97cm" svg:x2="11.795cm" svg:y2="12.97cm">
          <text:p/>
        </draw:line>
        <draw:line draw:style-name="gr10" draw:text-style-name="P1" draw:layer="layout" svg:x1="13.7cm" svg:y1="10.43cm" svg:x2="13.7cm" svg:y2="12.335cm">
          <text:p/>
        </draw:line>
        <draw:custom-shape draw:style-name="gr11" draw:text-style-name="P1" draw:layer="layout" svg:width="3.175cm" svg:height="1.27cm" svg:x="7.35cm" svg:y="19.32cm">
          <text:p text:style-name="P1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3.175cm" svg:height="1.27cm" svg:x="11.795cm" svg:y="19.32cm">
          <text:p text:style-name="P1">File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3.7cm" svg:y1="17.416cm" svg:x2="13.7cm" svg:y2="14.241cm">
          <text:p/>
        </draw:line>
        <draw:line draw:style-name="gr2" draw:text-style-name="P1" draw:layer="layout" svg:x1="11.16cm" svg:y1="21.226cm" svg:x2="11.16cm" svg:y2="23.13cm">
          <text:p/>
        </draw:line>
        <draw:custom-shape draw:style-name="gr5" draw:text-style-name="P1" draw:layer="layout" svg:width="3.175cm" svg:height="1.27cm" svg:x="7.35cm" svg:y="24.4cm">
          <text:p text:style-name="P1">HDD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.62cm" svg:y1="8.621cm" svg:x2="8.62cm" svg:y2="4.176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ry Seinfed</meta:initial-creator>
    <meta:creation-date>2010-06-05T17:31:33</meta:creation-date>
    <dc:date>2010-06-19T17:49:59</dc:date>
    <dc:creator>Jerry Seinfed</dc:creator>
    <meta:editing-duration>PT26H30M41S</meta:editing-duration>
    <meta:editing-cycles>3</meta:editing-cycles>
    <meta:generator>OpenOffice.org/3.2$Unix OpenOffice.org_project/320m12$Build-9483</meta:generator>
    <meta:document-statistic meta:object-count="20"/>
  </office:meta>
</office:document-meta>
</file>